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pitch="variable"/>
    <style:font-face style:name="Ringside Regular1" svg:font-family="'Ringside Regular'" style:font-adornments="Bold Italic" style:font-pitch="variable"/>
    <style:font-face style:name="Ringside Regular2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Table_20_End_20_Date">
      <style:text-properties officeooo:rsid="00e50840" officeooo:paragraph-rsid="00e50840"/>
    </style:style>
    <style:style style:name="P18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9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1" style:family="paragraph" style:parent-style-name="Table_20_Contents">
      <style:text-properties officeooo:paragraph-rsid="0081d9f9"/>
    </style:style>
    <style:style style:name="P22" style:family="paragraph" style:parent-style-name="Table_20_End_20_Date">
      <style:text-properties officeooo:rsid="00d12c1b" officeooo:paragraph-rsid="00d12c1b"/>
    </style:style>
    <style:style style:name="P23" style:family="paragraph" style:parent-style-name="Table_20_Subheading">
      <style:text-properties fo:font-style="normal" style:font-style-asian="normal" style:font-style-complex="normal"/>
    </style:style>
    <style:style style:name="P24" style:family="paragraph" style:parent-style-name="Table_20_Subheading">
      <style:text-properties fo:font-style="normal" officeooo:paragraph-rsid="00f4532d" style:font-style-asian="normal" style:font-style-complex="normal"/>
    </style:style>
    <style:style style:name="P25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26" style:family="paragraph" style:parent-style-name="Table_20_Text">
      <style:text-properties fo:font-style="italic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213dd"/>
    </style:style>
    <style:style style:name="T3" style:family="text">
      <style:text-properties style:font-name="Joanna Nova" fo:language="fr" fo:country="FR" officeooo:rsid="00da1249"/>
    </style:style>
    <style:style style:name="T4" style:family="text">
      <style:text-properties style:font-name="Joanna Nova" fo:font-size="12pt" fo:language="fr" fo:country="FR" officeooo:rsid="00f12ae7" style:font-size-asian="12pt" style:font-size-complex="12pt"/>
    </style:style>
    <style:style style:name="T5" style:family="text">
      <style:text-properties style:font-name="Ringside Regular2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a1249"/>
    </style:style>
    <style:style style:name="T10" style:family="text">
      <style:text-properties officeooo:rsid="00d4c11e"/>
    </style:style>
    <style:style style:name="T11" style:family="text">
      <style:text-properties officeooo:rsid="00e3eff6"/>
    </style:style>
    <style:style style:name="T12" style:family="text">
      <style:text-properties officeooo:rsid="00e50840"/>
    </style:style>
    <style:style style:name="T13" style:family="text">
      <style:text-properties officeooo:rsid="00e5921f"/>
    </style:style>
    <style:style style:name="T14" style:family="text">
      <style:text-properties officeooo:rsid="00e7f20f"/>
    </style:style>
    <style:style style:name="T15" style:family="text">
      <style:text-properties officeooo:rsid="00e9a8ff"/>
    </style:style>
    <style:style style:name="T16" style:family="text">
      <style:text-properties officeooo:rsid="00eba7a8"/>
    </style:style>
    <style:style style:name="T17" style:family="text">
      <style:text-properties officeooo:rsid="00ed6612"/>
    </style:style>
    <style:style style:name="T18" style:family="text">
      <style:text-properties officeooo:rsid="00ee67bc"/>
    </style:style>
    <style:style style:name="T19" style:family="text">
      <style:text-properties officeooo:rsid="00f0e825"/>
    </style:style>
    <style:style style:name="T20" style:family="text">
      <style:text-properties officeooo:rsid="00f12ae7"/>
    </style:style>
    <style:style style:name="T21" style:family="text">
      <style:text-properties fo:font-variant="normal" fo:text-transform="none" style:font-name="Joanna Nova" fo:font-size="12pt" fo:language="fr" fo:country="FR" officeooo:rsid="00f12ae7" style:font-size-asian="12pt" style:font-size-complex="12pt"/>
    </style:style>
    <style:style style:name="T22" style:family="text">
      <style:text-properties fo:font-variant="normal" fo:text-transform="none" style:font-name="Joanna Nova" fo:font-size="12pt" fo:language="fr" fo:country="FR" officeooo:rsid="00f569fe" style:font-size-asian="12pt" style:font-size-complex="12pt"/>
    </style:style>
    <style:style style:name="T23" style:family="text">
      <style:text-properties officeooo:rsid="00f479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19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2">fin </text:span></text:p>
          </table:table-cell>
          <table:table-cell table:style-name="Table1.A1" office:value-type="string">
            <text:p text:style-name="P17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Ingénieur pédagogique<text:span text:style-name="T14"> &amp; co-responsable de formatio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4">Licence Informatique <text:span text:style-name="T17">parcours </text:span>Jeu Vidéo<text:span text:style-name="T21"> </text:span><text:span text:style-name="T22">au </text:span><text:span text:style-name="T21">Cnam-Enjmi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5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Certificat de Conception Pédagogique de l<text:span text:style-name="T2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Certificat de Gestion de l'Apprentissage Numérique de Learn<text:span text:style-name="T10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étude de la conception pédagogique en autodidacte</text:p>
          </table:table-cell>
        </table:table-row>
      </table:table>
      <text:h text:style-name="P19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9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cours <text:span text:style-name="T3">de Graphisme</text:span> de l'<text:span text:style-name="T11">edaa, </text:span><text:span text:style-name="T3">École d'Arts A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cours du soir de Communication V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spécialisation G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étude du graphisme en autodidacte</text:p>
          </table:table-cell>
        </table:table-row>
      </table:table>
      <text:h text:style-name="P19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Master Jeux Vidéo et Media Interactifs Numériques du C<text:span text:style-name="T12">nam</text:span>-E<text:span text:style-name="T12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pitch="variable"/>
    <style:font-face style:name="Ringside Regular1" svg:font-family="'Ringside Regular'" style:font-adornments="Bold Italic" style:font-pitch="variable"/>
    <style:font-face style:name="Ringside Regular2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2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2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00:44.211390283</dc:date>
    <meta:editing-duration>PT7H1M18S</meta:editing-duration>
    <meta:editing-cycles>195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58" meta:character-count="1101" meta:non-whitespace-character-count="991"/>
  </office:meta>
</office:document-meta>
</file>